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X&gt;3sg</text:p>
          </table:table-cell>
          <table:table-cell office:value-type="string">
            <text:p>2/3sg&gt;X</text:p>
          </table:table-cell>
          <table:table-cell office:value-type="string">
            <text:p>intr</text:p>
          </table:table-cell>
          <table:table-cell/>
          <table:table-cell/>
          <table:table-cell office:value-type="string">
            <text:p>2sg</text:p>
          </table:table-cell>
          <table:table-cell office:value-type="string">
            <text:p>2du</text:p>
          </table:table-cell>
          <table:table-cell office:value-type="string">
            <text:p>2pl</text:p>
          </table:table-cell>
          <table:table-cell/>
        </table:table-row>
        <table:table-row table:style-name="ro1">
          <table:table-cell office:value-type="string">
            <text:p>1s</text:p>
          </table:table-cell>
          <table:table-cell office:value-type="string">
            <text:p>lob-u</text:p>
          </table:table-cell>
          <table:table-cell office:value-type="string">
            <text:p>ʔi-loɔ̂m-ŋʌ</text:p>
          </table:table-cell>
          <table:table-cell office:value-type="string">
            <text:p>soɔ̂m-ŋʌ</text:p>
          </table:table-cell>
          <table:table-cell/>
          <table:table-cell office:value-type="string">
            <text:p>1sg</text:p>
          </table:table-cell>
          <table:table-cell office:value-type="string">
            <text:p>loɔ̂m-nɛ</text:p>
          </table:table-cell>
          <table:table-cell office:value-type="string">
            <text:p>loɔ̂m-su</text:p>
          </table:table-cell>
          <table:table-cell office:value-type="string">
            <text:p>loɔ̂m-nu</text:p>
          </table:table-cell>
          <table:table-cell/>
        </table:table-row>
        <table:table-row table:style-name="ro1">
          <table:table-cell office:value-type="string">
            <text:p>1di</text:p>
          </table:table-cell>
          <table:table-cell office:value-type="string">
            <text:p>lɵp-i</text:p>
          </table:table-cell>
          <table:table-cell office:value-type="string">
            <text:p>ʔi-lɵp-i</text:p>
          </table:table-cell>
          <table:table-cell office:value-type="string">
            <text:p>sɵp-i</text:p>
          </table:table-cell>
          <table:table-cell/>
          <table:table-cell office:value-type="string">
            <text:p>1du/pl.excl</text:p>
          </table:table-cell>
          <table:table-cell office:value-type="string">
            <text:p>ʔi-loɔp</text:p>
          </table:table-cell>
          <table:table-cell office:value-type="string">
            <text:p>ʔi-lɵp-i</text:p>
          </table:table-cell>
          <table:table-cell office:value-type="string">
            <text:p>ʔi-loɔ̂m-ni</text:p>
          </table:table-cell>
          <table:table-cell/>
        </table:table-row>
        <table:table-row table:style-name="ro1">
          <table:table-cell office:value-type="string">
            <text:p>1de</text:p>
          </table:table-cell>
          <table:table-cell office:value-type="string">
            <text:p>lɵp-u</text:p>
          </table:table-cell>
          <table:table-cell office:value-type="string">
            <text:p>ʔi-lɵp-u</text:p>
          </table:table-cell>
          <table:table-cell office:value-type="string">
            <text:p>sɵp-u</text:p>
          </table:table-cell>
          <table:table-cell/>
          <table:table-cell office:value-type="string">
            <text:p>intr</text:p>
          </table:table-cell>
          <table:table-cell office:value-type="string">
            <text:p>ʔi-soɔp</text:p>
          </table:table-cell>
          <table:table-cell office:value-type="string">
            <text:p>ʔi-sɵp-i</text:p>
          </table:table-cell>
          <table:table-cell office:value-type="string">
            <text:p>ʔi-soɔ̂m-ni</text:p>
          </table:table-cell>
          <table:table-cell/>
        </table:table-row>
        <table:table-row table:style-name="ro1">
          <table:table-cell office:value-type="string">
            <text:p>1pi</text:p>
          </table:table-cell>
          <table:table-cell office:value-type="string">
            <text:p>loɔp-ki</text:p>
          </table:table-cell>
          <table:table-cell office:value-type="string">
            <text:p>ʔi-loɔp-ki</text:p>
          </table:table-cell>
          <table:table-cell office:value-type="string">
            <text:p>soɔp-ki</text:p>
          </table:table-cell>
          <table:table-cell table:number-columns-repeated="6"/>
        </table:table-row>
        <table:table-row table:style-name="ro1">
          <table:table-cell office:value-type="string">
            <text:p>1pe</text:p>
          </table:table-cell>
          <table:table-cell office:value-type="string">
            <text:p>loɔp-kʌ</text:p>
          </table:table-cell>
          <table:table-cell office:value-type="string">
            <text:p>ʔi-loɔp-kʌ</text:p>
          </table:table-cell>
          <table:table-cell office:value-type="string">
            <text:p>soɔp-kʌ</text:p>
          </table:table-cell>
          <table:table-cell table:number-columns-repeated="6"/>
        </table:table-row>
        <table:table-row table:style-name="ro1">
          <table:table-cell office:value-type="string">
            <text:p>2s</text:p>
          </table:table-cell>
          <table:table-cell office:value-type="string">
            <text:p>ʔi-lɵ̄ːb-ʉ</text:p>
          </table:table-cell>
          <table:table-cell office:value-type="string">
            <text:p>ʔi-loɔp</text:p>
          </table:table-cell>
          <table:table-cell office:value-type="string">
            <text:p>ʔi-soɔp</text:p>
          </table:table-cell>
          <table:table-cell table:number-columns-repeated="6"/>
        </table:table-row>
        <table:table-row table:style-name="ro1">
          <table:table-cell office:value-type="string">
            <text:p>2d</text:p>
          </table:table-cell>
          <table:table-cell table:number-columns-repeated="2" office:value-type="string">
            <text:p>ʔi-lɵp-i</text:p>
          </table:table-cell>
          <table:table-cell office:value-type="string">
            <text:p>ʔi-sɵp-i</text:p>
          </table:table-cell>
          <table:table-cell table:number-columns-repeated="6"/>
        </table:table-row>
        <table:table-row table:style-name="ro1">
          <table:table-cell office:value-type="string">
            <text:p>2p</text:p>
          </table:table-cell>
          <table:table-cell table:number-columns-repeated="2" office:value-type="string">
            <text:p>ʔi-loɔ̂m-ni</text:p>
          </table:table-cell>
          <table:table-cell office:value-type="string">
            <text:p>ʔi-soɔ̂m-ni</text:p>
          </table:table-cell>
          <table:table-cell table:number-columns-repeated="6"/>
        </table:table-row>
        <table:table-row table:style-name="ro1">
          <table:table-cell office:value-type="string">
            <text:p>3s</text:p>
          </table:table-cell>
          <table:table-cell office:value-type="string">
            <text:p>lɵ̄ːb-ʉ</text:p>
          </table:table-cell>
          <table:table-cell/>
          <table:table-cell office:value-type="string">
            <text:p>soɔp</text:p>
          </table:table-cell>
          <table:table-cell table:number-columns-repeated="6"/>
        </table:table-row>
        <table:table-row table:style-name="ro1">
          <table:table-cell office:value-type="string">
            <text:p>3d</text:p>
          </table:table-cell>
          <table:table-cell office:value-type="string">
            <text:p>lɵ̂ːb-su</text:p>
          </table:table-cell>
          <table:table-cell/>
          <table:table-cell office:value-type="string">
            <text:p>sɵp-i</text:p>
          </table:table-cell>
          <table:table-cell table:number-columns-repeated="6"/>
        </table:table-row>
        <table:table-row table:style-name="ro1">
          <table:table-cell office:value-type="string">
            <text:p>3p</text:p>
          </table:table-cell>
          <table:table-cell office:value-type="string">
            <text:p>lɵ̂ːb-nu</text:p>
          </table:table-cell>
          <table:table-cell/>
          <table:table-cell office:value-type="string">
            <text:p>soɔ̂m-nu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formula="of:=CONCATENATE([.A1];&quot; &amp;&quot;)" office:value-type="string" office:string-value=" &amp;">
            <text:p><text:s/>&amp;</text:p>
          </table:table-cell>
          <table:table-cell table:formula="of:=CONCATENATE([.B1];&quot; &amp;&quot;)" office:value-type="string" office:string-value="X&gt;3sg &amp;">
            <text:p>X&gt;3sg &amp;</text:p>
          </table:table-cell>
          <table:table-cell table:formula="of:=CONCATENATE([.C1];&quot; &amp;&quot;)" office:value-type="string" office:string-value="2/3sg&gt;X &amp;">
            <text:p>2/3sg&gt;X &amp;</text:p>
          </table:table-cell>
          <table:table-cell table:formula="of:=CONCATENATE([.D1];&quot; &amp;&quot;)" office:value-type="string" office:string-value="intr &amp;">
            <text:p>intr &amp;</text:p>
          </table:table-cell>
          <table:table-cell office:value-type="string">
            <text:p>\\</text:p>
          </table:table-cell>
          <table:table-cell table:formula="of:=CONCATENATE([.F1];&quot; &amp;&quot;)" office:value-type="string" office:string-value=" &amp;">
            <text:p><text:s/>&amp;</text:p>
          </table:table-cell>
          <table:table-cell table:formula="of:=CONCATENATE([.G1];&quot; &amp;&quot;)" office:value-type="string" office:string-value="2sg &amp;">
            <text:p>2sg &amp;</text:p>
          </table:table-cell>
          <table:table-cell table:formula="of:=CONCATENATE([.H1];&quot; &amp;&quot;)" office:value-type="string" office:string-value="2du &amp;">
            <text:p>2du &amp;</text:p>
          </table:table-cell>
          <table:table-cell table:formula="of:=CONCATENATE([.I1];&quot; &amp;&quot;)" office:value-type="string" office:string-value="2pl &amp;">
            <text:p>2pl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2];&quot; &amp;&quot;)" office:value-type="string" office:string-value="1s &amp;">
            <text:p>1s &amp;</text:p>
          </table:table-cell>
          <table:table-cell table:formula="of:=CONCATENATE(&quot;\ipa{&quot;;[.B2];&quot;} &amp;&quot;)" office:value-type="string" office:string-value="\ipa{lob-u} &amp;">
            <text:p>\ipa{lob-u} &amp;</text:p>
          </table:table-cell>
          <table:table-cell table:formula="of:=CONCATENATE(&quot;\ipa{&quot;;[.C2];&quot;} &amp;&quot;)" office:value-type="string" office:string-value="\ipa{ʔi-loɔ̂m-ŋʌ} &amp;">
            <text:p>\ipa{ʔi-loɔ̂m-ŋʌ} &amp;</text:p>
          </table:table-cell>
          <table:table-cell table:formula="of:=CONCATENATE(&quot;\ipa{&quot;;[.D2];&quot;} &amp;&quot;)" office:value-type="string" office:string-value="\ipa{soɔ̂m-ŋʌ} &amp;">
            <text:p>\ipa{soɔ̂m-ŋʌ} &amp;</text:p>
          </table:table-cell>
          <table:table-cell office:value-type="string">
            <text:p>\\</text:p>
          </table:table-cell>
          <table:table-cell table:formula="of:=CONCATENATE([.F2];&quot; &amp;&quot;)" office:value-type="string" office:string-value="1sg &amp;">
            <text:p>1sg &amp;</text:p>
          </table:table-cell>
          <table:table-cell table:formula="of:=CONCATENATE(&quot;\ipa{&quot;;[.G2];&quot;} &amp;&quot;)" office:value-type="string" office:string-value="\ipa{loɔ̂m-nɛ} &amp;">
            <text:p>\ipa{loɔ̂m-nɛ} &amp;</text:p>
          </table:table-cell>
          <table:table-cell table:formula="of:=CONCATENATE(&quot;\ipa{&quot;;[.H2];&quot;} &amp;&quot;)" office:value-type="string" office:string-value="\ipa{loɔ̂m-su} &amp;">
            <text:p>\ipa{loɔ̂m-su} &amp;</text:p>
          </table:table-cell>
          <table:table-cell table:formula="of:=CONCATENATE(&quot;\ipa{&quot;;[.I2];&quot;} &amp;&quot;)" office:value-type="string" office:string-value="\ipa{loɔ̂m-nu} &amp;">
            <text:p>\ipa{loɔ̂m-nu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];&quot; &amp;&quot;)" office:value-type="string" office:string-value="1di &amp;">
            <text:p>1di &amp;</text:p>
          </table:table-cell>
          <table:table-cell table:formula="of:=CONCATENATE(&quot;\ipa{&quot;;[.B3];&quot;} &amp;&quot;)" office:value-type="string" office:string-value="\ipa{lɵp-i} &amp;">
            <text:p>\ipa{lɵp-i} &amp;</text:p>
          </table:table-cell>
          <table:table-cell table:formula="of:=CONCATENATE(&quot;\ipa{&quot;;[.C3];&quot;} &amp;&quot;)" office:value-type="string" office:string-value="\ipa{ʔi-lɵp-i} &amp;">
            <text:p>\ipa{ʔi-lɵp-i} &amp;</text:p>
          </table:table-cell>
          <table:table-cell table:formula="of:=CONCATENATE(&quot;\ipa{&quot;;[.D3];&quot;} &amp;&quot;)" office:value-type="string" office:string-value="\ipa{sɵp-i} &amp;">
            <text:p>\ipa{sɵp-i} &amp;</text:p>
          </table:table-cell>
          <table:table-cell office:value-type="string">
            <text:p>\\</text:p>
          </table:table-cell>
          <table:table-cell table:formula="of:=CONCATENATE([.F3];&quot; &amp;&quot;)" office:value-type="string" office:string-value="1du/pl.excl &amp;">
            <text:p>1du/pl.excl &amp;</text:p>
          </table:table-cell>
          <table:table-cell table:formula="of:=CONCATENATE(&quot;\ipa{&quot;;[.G3];&quot;} &amp;&quot;)" office:value-type="string" office:string-value="\ipa{ʔi-loɔp} &amp;">
            <text:p>\ipa{ʔi-loɔp} &amp;</text:p>
          </table:table-cell>
          <table:table-cell table:formula="of:=CONCATENATE(&quot;\ipa{&quot;;[.H3];&quot;} &amp;&quot;)" office:value-type="string" office:string-value="\ipa{ʔi-lɵp-i} &amp;">
            <text:p>\ipa{ʔi-lɵp-i} &amp;</text:p>
          </table:table-cell>
          <table:table-cell table:formula="of:=CONCATENATE(&quot;\ipa{&quot;;[.I3];&quot;} &amp;&quot;)" office:value-type="string" office:string-value="\ipa{ʔi-loɔ̂m-ni} &amp;">
            <text:p>\ipa{ʔi-loɔ̂m-ni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4];&quot; &amp;&quot;)" office:value-type="string" office:string-value="1de &amp;">
            <text:p>1de &amp;</text:p>
          </table:table-cell>
          <table:table-cell table:formula="of:=CONCATENATE(&quot;\ipa{&quot;;[.B4];&quot;} &amp;&quot;)" office:value-type="string" office:string-value="\ipa{lɵp-u} &amp;">
            <text:p>\ipa{lɵp-u} &amp;</text:p>
          </table:table-cell>
          <table:table-cell table:formula="of:=CONCATENATE(&quot;\ipa{&quot;;[.C4];&quot;} &amp;&quot;)" office:value-type="string" office:string-value="\ipa{ʔi-lɵp-u} &amp;">
            <text:p>\ipa{ʔi-lɵp-u} &amp;</text:p>
          </table:table-cell>
          <table:table-cell table:formula="of:=CONCATENATE(&quot;\ipa{&quot;;[.D4];&quot;} &amp;&quot;)" office:value-type="string" office:string-value="\ipa{sɵp-u} &amp;">
            <text:p>\ipa{sɵp-u} &amp;</text:p>
          </table:table-cell>
          <table:table-cell office:value-type="string">
            <text:p>\\</text:p>
          </table:table-cell>
          <table:table-cell table:formula="of:=CONCATENATE([.F4];&quot; &amp;&quot;)" office:value-type="string" office:string-value="intr &amp;">
            <text:p>intr &amp;</text:p>
          </table:table-cell>
          <table:table-cell table:formula="of:=CONCATENATE(&quot;\ipa{&quot;;[.G4];&quot;} &amp;&quot;)" office:value-type="string" office:string-value="\ipa{ʔi-soɔp} &amp;">
            <text:p>\ipa{ʔi-soɔp} &amp;</text:p>
          </table:table-cell>
          <table:table-cell table:formula="of:=CONCATENATE(&quot;\ipa{&quot;;[.H4];&quot;} &amp;&quot;)" office:value-type="string" office:string-value="\ipa{ʔi-sɵp-i} &amp;">
            <text:p>\ipa{ʔi-sɵp-i} &amp;</text:p>
          </table:table-cell>
          <table:table-cell table:formula="of:=CONCATENATE(&quot;\ipa{&quot;;[.I4];&quot;} &amp;&quot;)" office:value-type="string" office:string-value="\ipa{ʔi-soɔ̂m-ni} &amp;">
            <text:p>\ipa{ʔi-soɔ̂m-ni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5];&quot; &amp;&quot;)" office:value-type="string" office:string-value="1pi &amp;">
            <text:p>1pi &amp;</text:p>
          </table:table-cell>
          <table:table-cell table:formula="of:=CONCATENATE(&quot;\ipa{&quot;;[.B5];&quot;} &amp;&quot;)" office:value-type="string" office:string-value="\ipa{loɔp-ki} &amp;">
            <text:p>\ipa{loɔp-ki} &amp;</text:p>
          </table:table-cell>
          <table:table-cell table:formula="of:=CONCATENATE(&quot;\ipa{&quot;;[.C5];&quot;} &amp;&quot;)" office:value-type="string" office:string-value="\ipa{ʔi-loɔp-ki} &amp;">
            <text:p>\ipa{ʔi-loɔp-ki} &amp;</text:p>
          </table:table-cell>
          <table:table-cell table:formula="of:=CONCATENATE(&quot;\ipa{&quot;;[.D5];&quot;} &amp;&quot;)" office:value-type="string" office:string-value="\ipa{soɔp-ki} &amp;">
            <text:p>\ipa{soɔp-ki} &amp;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 table:formula="of:=CONCATENATE([.A6];&quot; &amp;&quot;)" office:value-type="string" office:string-value="1pe &amp;">
            <text:p>1pe &amp;</text:p>
          </table:table-cell>
          <table:table-cell table:formula="of:=CONCATENATE(&quot;\ipa{&quot;;[.B6];&quot;} &amp;&quot;)" office:value-type="string" office:string-value="\ipa{loɔp-kʌ} &amp;">
            <text:p>\ipa{loɔp-kʌ} &amp;</text:p>
          </table:table-cell>
          <table:table-cell table:formula="of:=CONCATENATE(&quot;\ipa{&quot;;[.C6];&quot;} &amp;&quot;)" office:value-type="string" office:string-value="\ipa{ʔi-loɔp-kʌ} &amp;">
            <text:p>\ipa{ʔi-loɔp-kʌ} &amp;</text:p>
          </table:table-cell>
          <table:table-cell table:formula="of:=CONCATENATE(&quot;\ipa{&quot;;[.D6];&quot;} &amp;&quot;)" office:value-type="string" office:string-value="\ipa{soɔp-kʌ} &amp;">
            <text:p>\ipa{soɔp-kʌ} &amp;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 table:formula="of:=CONCATENATE([.A7];&quot; &amp;&quot;)" office:value-type="string" office:string-value="2s &amp;">
            <text:p>2s &amp;</text:p>
          </table:table-cell>
          <table:table-cell table:formula="of:=CONCATENATE(&quot;\ipa{&quot;;[.B7];&quot;} &amp;&quot;)" office:value-type="string" office:string-value="\ipa{ʔi-lɵ̄ːb-ʉ} &amp;">
            <text:p>\ipa{ʔi-lɵ̄ːb-ʉ} &amp;</text:p>
          </table:table-cell>
          <table:table-cell table:formula="of:=CONCATENATE(&quot;\ipa{&quot;;[.C7];&quot;} &amp;&quot;)" office:value-type="string" office:string-value="\ipa{ʔi-loɔp} &amp;">
            <text:p>\ipa{ʔi-loɔp} &amp;</text:p>
          </table:table-cell>
          <table:table-cell table:formula="of:=CONCATENATE(&quot;\ipa{&quot;;[.D7];&quot;} &amp;&quot;)" office:value-type="string" office:string-value="\ipa{ʔi-soɔp} &amp;">
            <text:p>\ipa{ʔi-soɔp} &amp;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 table:formula="of:=CONCATENATE([.A8];&quot; &amp;&quot;)" office:value-type="string" office:string-value="2d &amp;">
            <text:p>2d &amp;</text:p>
          </table:table-cell>
          <table:table-cell table:formula="of:=CONCATENATE(&quot;\ipa{&quot;;[.B8];&quot;} &amp;&quot;)" office:value-type="string" office:string-value="\ipa{ʔi-lɵp-i} &amp;">
            <text:p>\ipa{ʔi-lɵp-i} &amp;</text:p>
          </table:table-cell>
          <table:table-cell table:formula="of:=CONCATENATE(&quot;\ipa{&quot;;[.C8];&quot;} &amp;&quot;)" office:value-type="string" office:string-value="\ipa{ʔi-lɵp-i} &amp;">
            <text:p>\ipa{ʔi-lɵp-i} &amp;</text:p>
          </table:table-cell>
          <table:table-cell table:formula="of:=CONCATENATE(&quot;\ipa{&quot;;[.D8];&quot;} &amp;&quot;)" office:value-type="string" office:string-value="\ipa{ʔi-sɵp-i} &amp;">
            <text:p>\ipa{ʔi-sɵp-i} &amp;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 table:formula="of:=CONCATENATE([.A9];&quot; &amp;&quot;)" office:value-type="string" office:string-value="2p &amp;">
            <text:p>2p &amp;</text:p>
          </table:table-cell>
          <table:table-cell table:formula="of:=CONCATENATE(&quot;\ipa{&quot;;[.B9];&quot;} &amp;&quot;)" office:value-type="string" office:string-value="\ipa{ʔi-loɔ̂m-ni} &amp;">
            <text:p>\ipa{ʔi-loɔ̂m-ni} &amp;</text:p>
          </table:table-cell>
          <table:table-cell table:formula="of:=CONCATENATE(&quot;\ipa{&quot;;[.C9];&quot;} &amp;&quot;)" office:value-type="string" office:string-value="\ipa{ʔi-loɔ̂m-ni} &amp;">
            <text:p>\ipa{ʔi-loɔ̂m-ni} &amp;</text:p>
          </table:table-cell>
          <table:table-cell table:formula="of:=CONCATENATE(&quot;\ipa{&quot;;[.D9];&quot;} &amp;&quot;)" office:value-type="string" office:string-value="\ipa{ʔi-soɔ̂m-ni} &amp;">
            <text:p>\ipa{ʔi-soɔ̂m-ni} &amp;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 table:formula="of:=CONCATENATE([.A10];&quot; &amp;&quot;)" office:value-type="string" office:string-value="3s &amp;">
            <text:p>3s &amp;</text:p>
          </table:table-cell>
          <table:table-cell table:formula="of:=CONCATENATE(&quot;\ipa{&quot;;[.B10];&quot;} &amp;&quot;)" office:value-type="string" office:string-value="\ipa{lɵ̄ːb-ʉ} &amp;">
            <text:p>\ipa{lɵ̄ːb-ʉ} &amp;</text:p>
          </table:table-cell>
          <table:table-cell table:formula="of:=CONCATENATE([.C10];&quot; &amp;&quot;)" office:value-type="string" office:string-value=" &amp;">
            <text:p><text:s/>&amp;</text:p>
          </table:table-cell>
          <table:table-cell table:formula="of:=CONCATENATE(&quot;\ipa{&quot;;[.D10];&quot;} &amp;&quot;)" office:value-type="string" office:string-value="\ipa{soɔp} &amp;">
            <text:p>\ipa{soɔp} &amp;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 table:formula="of:=CONCATENATE([.A11];&quot; &amp;&quot;)" office:value-type="string" office:string-value="3d &amp;">
            <text:p>3d &amp;</text:p>
          </table:table-cell>
          <table:table-cell table:formula="of:=CONCATENATE(&quot;\ipa{&quot;;[.B11];&quot;} &amp;&quot;)" office:value-type="string" office:string-value="\ipa{lɵ̂ːb-su} &amp;">
            <text:p>\ipa{lɵ̂ːb-su} &amp;</text:p>
          </table:table-cell>
          <table:table-cell table:formula="of:=CONCATENATE([.C11];&quot; &amp;&quot;)" office:value-type="string" office:string-value=" &amp;">
            <text:p><text:s/>&amp;</text:p>
          </table:table-cell>
          <table:table-cell table:formula="of:=CONCATENATE(&quot;\ipa{&quot;;[.D11];&quot;} &amp;&quot;)" office:value-type="string" office:string-value="\ipa{sɵp-i} &amp;">
            <text:p>\ipa{sɵp-i} &amp;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 table:formula="of:=CONCATENATE([.A12];&quot; &amp;&quot;)" office:value-type="string" office:string-value="3p &amp;">
            <text:p>3p &amp;</text:p>
          </table:table-cell>
          <table:table-cell table:formula="of:=CONCATENATE(&quot;\ipa{&quot;;[.B12];&quot;} &amp;&quot;)" office:value-type="string" office:string-value="\ipa{lɵ̂ːb-nu} &amp;">
            <text:p>\ipa{lɵ̂ːb-nu} &amp;</text:p>
          </table:table-cell>
          <table:table-cell table:formula="of:=CONCATENATE([.C12];&quot; &amp;&quot;)" office:value-type="string" office:string-value=" &amp;">
            <text:p><text:s/>&amp;</text:p>
          </table:table-cell>
          <table:table-cell table:formula="of:=CONCATENATE(&quot;\ipa{&quot;;[.D12];&quot;} &amp;&quot;)" office:value-type="string" office:string-value="\ipa{soɔ̂m-nu} &amp;">
            <text:p>\ipa{soɔ̂m-nu} &amp;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X&gt;3sg</text:p>
          </table:table-cell>
          <table:table-cell office:value-type="string">
            <text:p>3sg&gt;X</text:p>
          </table:table-cell>
          <table:table-cell office:value-type="string">
            <text:p>intr</text:p>
          </table:table-cell>
          <table:table-cell/>
          <table:table-cell/>
          <table:table-cell office:value-type="string">
            <text:p>X&gt;3sg</text:p>
          </table:table-cell>
          <table:table-cell office:value-type="string">
            <text:p>3sg&gt;X</text:p>
          </table:table-cell>
          <table:table-cell office:value-type="string">
            <text:p>intr</text:p>
          </table:table-cell>
          <table:table-cell/>
        </table:table-row>
        <table:table-row table:style-name="ro1">
          <table:table-cell office:value-type="string">
            <text:p>1s</text:p>
          </table:table-cell>
          <table:table-cell office:value-type="string">
            <text:p>-ak</text:p>
          </table:table-cell>
          <table:table-cell office:value-type="string">
            <text:p>-it</text:p>
          </table:table-cell>
          <table:table-cell office:value-type="string">
            <text:p>-yân</text:p>
          </table:table-cell>
          <table:table-cell/>
          <table:table-cell office:value-type="string">
            <text:p>1s</text:p>
          </table:table-cell>
          <table:table-cell office:value-type="string">
            <text:p>-ak</text:p>
          </table:table-cell>
          <table:table-cell office:value-type="string">
            <text:p>-it</text:p>
          </table:table-cell>
          <table:table-cell office:value-type="string">
            <text:p>-yân</text:p>
          </table:table-cell>
          <table:table-cell/>
        </table:table-row>
        <table:table-row table:style-name="ro1">
          <table:table-cell office:value-type="string">
            <text:p>1pi</text:p>
          </table:table-cell>
          <table:table-cell office:value-type="string">
            <text:p>-ahk</text:p>
          </table:table-cell>
          <table:table-cell office:value-type="string">
            <text:p>-itahk</text:p>
          </table:table-cell>
          <table:table-cell office:value-type="string">
            <text:p>-yahk</text:p>
          </table:table-cell>
          <table:table-cell/>
          <table:table-cell office:value-type="string">
            <text:p>1pi</text:p>
          </table:table-cell>
          <table:table-cell office:value-type="string">
            <text:p>-â-yahk</text:p>
          </table:table-cell>
          <table:table-cell office:value-type="string">
            <text:p>-iko-yahk</text:p>
          </table:table-cell>
          <table:table-cell office:value-type="string">
            <text:p>-yahk</text:p>
          </table:table-cell>
          <table:table-cell/>
        </table:table-row>
        <table:table-row table:style-name="ro1">
          <table:table-cell office:value-type="string">
            <text:p>1pe</text:p>
          </table:table-cell>
          <table:table-cell office:value-type="string">
            <text:p>-akiht</text:p>
          </table:table-cell>
          <table:table-cell office:value-type="string">
            <text:p>-iyamiht</text:p>
          </table:table-cell>
          <table:table-cell office:value-type="string">
            <text:p>-yâhk</text:p>
          </table:table-cell>
          <table:table-cell/>
          <table:table-cell office:value-type="string">
            <text:p>1pe</text:p>
          </table:table-cell>
          <table:table-cell office:value-type="string">
            <text:p>-â-yâhk</text:p>
          </table:table-cell>
          <table:table-cell office:value-type="string">
            <text:p>-iko-yâhk</text:p>
          </table:table-cell>
          <table:table-cell office:value-type="string">
            <text:p>-yâhk</text:p>
          </table:table-cell>
          <table:table-cell/>
        </table:table-row>
        <table:table-row table:style-name="ro1">
          <table:table-cell office:value-type="string">
            <text:p>2s</text:p>
          </table:table-cell>
          <table:table-cell office:value-type="string">
            <text:p>-at</text:p>
          </table:table-cell>
          <table:table-cell office:value-type="string">
            <text:p>-isk</text:p>
          </table:table-cell>
          <table:table-cell office:value-type="string">
            <text:p>-yan</text:p>
          </table:table-cell>
          <table:table-cell/>
          <table:table-cell office:value-type="string">
            <text:p>2s</text:p>
          </table:table-cell>
          <table:table-cell office:value-type="string">
            <text:p>-at</text:p>
          </table:table-cell>
          <table:table-cell office:value-type="string">
            <text:p>-isk</text:p>
          </table:table-cell>
          <table:table-cell office:value-type="string">
            <text:p>-yan</text:p>
          </table:table-cell>
          <table:table-cell/>
        </table:table-row>
        <table:table-row table:style-name="ro1">
          <table:table-cell office:value-type="string">
            <text:p>2p</text:p>
          </table:table-cell>
          <table:table-cell office:value-type="string">
            <text:p>-êk</text:p>
          </table:table-cell>
          <table:table-cell office:value-type="string">
            <text:p>-itêk</text:p>
          </table:table-cell>
          <table:table-cell office:value-type="string">
            <text:p>-yêk</text:p>
          </table:table-cell>
          <table:table-cell/>
          <table:table-cell office:value-type="string">
            <text:p>2p</text:p>
          </table:table-cell>
          <table:table-cell office:value-type="string">
            <text:p>-â-yêk</text:p>
          </table:table-cell>
          <table:table-cell office:value-type="string">
            <text:p>-iko-yêk</text:p>
          </table:table-cell>
          <table:table-cell office:value-type="string">
            <text:p>-yêk</text:p>
          </table:table-cell>
          <table:table-cell/>
        </table:table-row>
        <table:table-row table:style-name="ro1">
          <table:table-cell office:value-type="string">
            <text:p>3s</text:p>
          </table:table-cell>
          <table:table-cell office:value-type="string">
            <text:p>-(im)-â-t</text:p>
          </table:table-cell>
          <table:table-cell office:value-type="string">
            <text:p>-iko-t</text:p>
          </table:table-cell>
          <table:table-cell office:value-type="string">
            <text:p>-t</text:p>
          </table:table-cell>
          <table:table-cell/>
          <table:table-cell office:value-type="string">
            <text:p>3s</text:p>
          </table:table-cell>
          <table:table-cell office:value-type="string">
            <text:p>-(im)-â-t</text:p>
          </table:table-cell>
          <table:table-cell office:value-type="string">
            <text:p>-iko-t</text:p>
          </table:table-cell>
          <table:table-cell office:value-type="string">
            <text:p>-t</text:p>
          </table:table-cell>
          <table:table-cell/>
        </table:table-row>
        <table:table-row table:style-name="ro1">
          <table:table-cell office:value-type="string">
            <text:p>3p</text:p>
          </table:table-cell>
          <table:table-cell office:value-type="string">
            <text:p>-(im)-â-cik</text:p>
          </table:table-cell>
          <table:table-cell office:value-type="string">
            <text:p>-iko-cik</text:p>
          </table:table-cell>
          <table:table-cell office:value-type="string">
            <text:p>-cik</text:p>
          </table:table-cell>
          <table:table-cell/>
          <table:table-cell office:value-type="string">
            <text:p>3p</text:p>
          </table:table-cell>
          <table:table-cell office:value-type="string">
            <text:p>-(im)-â-cik</text:p>
          </table:table-cell>
          <table:table-cell office:value-type="string">
            <text:p>-iko-cik</text:p>
          </table:table-cell>
          <table:table-cell office:value-type="string">
            <text:p>-cik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CONCATENATE([.A32];&quot; &amp;&quot;)" office:value-type="string" office:string-value=" &amp;">
            <text:p><text:s/>&amp;</text:p>
          </table:table-cell>
          <table:table-cell table:formula="of:=CONCATENATE([.B32];&quot; &amp;&quot;)" office:value-type="string" office:string-value="X&gt;3sg &amp;">
            <text:p>X&gt;3sg &amp;</text:p>
          </table:table-cell>
          <table:table-cell table:formula="of:=CONCATENATE([.C32];&quot; &amp;&quot;)" office:value-type="string" office:string-value="3sg&gt;X &amp;">
            <text:p>3sg&gt;X &amp;</text:p>
          </table:table-cell>
          <table:table-cell table:formula="of:=CONCATENATE([.D32];&quot; &amp;&quot;)" office:value-type="string" office:string-value="intr &amp;">
            <text:p>intr &amp;</text:p>
          </table:table-cell>
          <table:table-cell office:value-type="string">
            <text:p>\\</text:p>
          </table:table-cell>
          <table:table-cell table:formula="of:=CONCATENATE([.F32];&quot; &amp;&quot;)" office:value-type="string" office:string-value=" &amp;">
            <text:p><text:s/>&amp;</text:p>
          </table:table-cell>
          <table:table-cell table:formula="of:=CONCATENATE([.G32];&quot; &amp;&quot;)" office:value-type="string" office:string-value="X&gt;3sg &amp;">
            <text:p>X&gt;3sg &amp;</text:p>
          </table:table-cell>
          <table:table-cell table:formula="of:=CONCATENATE([.H32];&quot; &amp;&quot;)" office:value-type="string" office:string-value="3sg&gt;X &amp;">
            <text:p>3sg&gt;X &amp;</text:p>
          </table:table-cell>
          <table:table-cell table:formula="of:=CONCATENATE([.I32];&quot; &amp;&quot;)" office:value-type="string" office:string-value="intr &amp;">
            <text:p>intr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3];&quot; &amp;&quot;)" office:value-type="string" office:string-value="1s &amp;">
            <text:p>1s &amp;</text:p>
          </table:table-cell>
          <table:table-cell table:formula="of:=CONCATENATE(&quot;\ipa{&quot;;[.B33];&quot;} &amp;&quot;)" office:value-type="string" office:string-value="\ipa{-ak} &amp;">
            <text:p>\ipa{-ak} &amp;</text:p>
          </table:table-cell>
          <table:table-cell table:formula="of:=CONCATENATE(&quot;\ipa{&quot;;[.C33];&quot;} &amp;&quot;)" office:value-type="string" office:string-value="\ipa{-it} &amp;">
            <text:p>\ipa{-it} &amp;</text:p>
          </table:table-cell>
          <table:table-cell table:formula="of:=CONCATENATE(&quot;\ipa{&quot;;[.D33];&quot;} &amp;&quot;)" office:value-type="string" office:string-value="\ipa{-yân} &amp;">
            <text:p>\ipa{-yân} &amp;</text:p>
          </table:table-cell>
          <table:table-cell office:value-type="string">
            <text:p>\\</text:p>
          </table:table-cell>
          <table:table-cell table:formula="of:=CONCATENATE([.F33];&quot; &amp;&quot;)" office:value-type="string" office:string-value="1s &amp;">
            <text:p>1s &amp;</text:p>
          </table:table-cell>
          <table:table-cell table:formula="of:=CONCATENATE(&quot;\ipa{&quot;;[.G33];&quot;} &amp;&quot;)" office:value-type="string" office:string-value="\ipa{-ak} &amp;">
            <text:p>\ipa{-ak} &amp;</text:p>
          </table:table-cell>
          <table:table-cell table:formula="of:=CONCATENATE(&quot;\ipa{&quot;;[.H33];&quot;} &amp;&quot;)" office:value-type="string" office:string-value="\ipa{-it} &amp;">
            <text:p>\ipa{-it} &amp;</text:p>
          </table:table-cell>
          <table:table-cell table:formula="of:=CONCATENATE(&quot;\ipa{&quot;;[.I33];&quot;} &amp;&quot;)" office:value-type="string" office:string-value="\ipa{-yân} &amp;">
            <text:p>\ipa{-yân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4];&quot; &amp;&quot;)" office:value-type="string" office:string-value="1pi &amp;">
            <text:p>1pi &amp;</text:p>
          </table:table-cell>
          <table:table-cell table:formula="of:=CONCATENATE(&quot;\ipa{&quot;;[.B34];&quot;} &amp;&quot;)" office:value-type="string" office:string-value="\ipa{-ahk} &amp;">
            <text:p>\ipa{-ahk} &amp;</text:p>
          </table:table-cell>
          <table:table-cell table:formula="of:=CONCATENATE(&quot;\ipa{&quot;;[.C34];&quot;} &amp;&quot;)" office:value-type="string" office:string-value="\ipa{-itahk} &amp;">
            <text:p>\ipa{-itahk} &amp;</text:p>
          </table:table-cell>
          <table:table-cell table:formula="of:=CONCATENATE(&quot;\ipa{&quot;;[.D34];&quot;} &amp;&quot;)" office:value-type="string" office:string-value="\ipa{-yahk} &amp;">
            <text:p>\ipa{-yahk} &amp;</text:p>
          </table:table-cell>
          <table:table-cell office:value-type="string">
            <text:p>\\</text:p>
          </table:table-cell>
          <table:table-cell table:formula="of:=CONCATENATE([.F34];&quot; &amp;&quot;)" office:value-type="string" office:string-value="1pi &amp;">
            <text:p>1pi &amp;</text:p>
          </table:table-cell>
          <table:table-cell table:formula="of:=CONCATENATE(&quot;\ipa{&quot;;[.G34];&quot;} &amp;&quot;)" office:value-type="string" office:string-value="\ipa{-â-yahk} &amp;">
            <text:p>\ipa{-â-yahk} &amp;</text:p>
          </table:table-cell>
          <table:table-cell table:formula="of:=CONCATENATE(&quot;\ipa{&quot;;[.H34];&quot;} &amp;&quot;)" office:value-type="string" office:string-value="\ipa{-iko-yahk} &amp;">
            <text:p>\ipa{-iko-yahk} &amp;</text:p>
          </table:table-cell>
          <table:table-cell table:formula="of:=CONCATENATE(&quot;\ipa{&quot;;[.I34];&quot;} &amp;&quot;)" office:value-type="string" office:string-value="\ipa{-yahk} &amp;">
            <text:p>\ipa{-yahk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5];&quot; &amp;&quot;)" office:value-type="string" office:string-value="1pe &amp;">
            <text:p>1pe &amp;</text:p>
          </table:table-cell>
          <table:table-cell table:formula="of:=CONCATENATE(&quot;\ipa{&quot;;[.B35];&quot;} &amp;&quot;)" office:value-type="string" office:string-value="\ipa{-akiht} &amp;">
            <text:p>\ipa{-akiht} &amp;</text:p>
          </table:table-cell>
          <table:table-cell table:formula="of:=CONCATENATE(&quot;\ipa{&quot;;[.C35];&quot;} &amp;&quot;)" office:value-type="string" office:string-value="\ipa{-iyamiht} &amp;">
            <text:p>\ipa{-iyamiht} &amp;</text:p>
          </table:table-cell>
          <table:table-cell table:formula="of:=CONCATENATE(&quot;\ipa{&quot;;[.D35];&quot;} &amp;&quot;)" office:value-type="string" office:string-value="\ipa{-yâhk} &amp;">
            <text:p>\ipa{-yâhk} &amp;</text:p>
          </table:table-cell>
          <table:table-cell office:value-type="string">
            <text:p>\\</text:p>
          </table:table-cell>
          <table:table-cell table:formula="of:=CONCATENATE([.F35];&quot; &amp;&quot;)" office:value-type="string" office:string-value="1pe &amp;">
            <text:p>1pe &amp;</text:p>
          </table:table-cell>
          <table:table-cell table:formula="of:=CONCATENATE(&quot;\ipa{&quot;;[.G35];&quot;} &amp;&quot;)" office:value-type="string" office:string-value="\ipa{-â-yâhk} &amp;">
            <text:p>\ipa{-â-yâhk} &amp;</text:p>
          </table:table-cell>
          <table:table-cell table:formula="of:=CONCATENATE(&quot;\ipa{&quot;;[.H35];&quot;} &amp;&quot;)" office:value-type="string" office:string-value="\ipa{-iko-yâhk} &amp;">
            <text:p>\ipa{-iko-yâhk} &amp;</text:p>
          </table:table-cell>
          <table:table-cell table:formula="of:=CONCATENATE(&quot;\ipa{&quot;;[.I35];&quot;} &amp;&quot;)" office:value-type="string" office:string-value="\ipa{-yâhk} &amp;">
            <text:p>\ipa{-yâhk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6];&quot; &amp;&quot;)" office:value-type="string" office:string-value="2s &amp;">
            <text:p>2s &amp;</text:p>
          </table:table-cell>
          <table:table-cell table:formula="of:=CONCATENATE(&quot;\ipa{&quot;;[.B36];&quot;} &amp;&quot;)" office:value-type="string" office:string-value="\ipa{-at} &amp;">
            <text:p>\ipa{-at} &amp;</text:p>
          </table:table-cell>
          <table:table-cell table:formula="of:=CONCATENATE(&quot;\ipa{&quot;;[.C36];&quot;} &amp;&quot;)" office:value-type="string" office:string-value="\ipa{-isk} &amp;">
            <text:p>\ipa{-isk} &amp;</text:p>
          </table:table-cell>
          <table:table-cell table:formula="of:=CONCATENATE(&quot;\ipa{&quot;;[.D36];&quot;} &amp;&quot;)" office:value-type="string" office:string-value="\ipa{-yan} &amp;">
            <text:p>\ipa{-yan} &amp;</text:p>
          </table:table-cell>
          <table:table-cell office:value-type="string">
            <text:p>\\</text:p>
          </table:table-cell>
          <table:table-cell table:formula="of:=CONCATENATE([.F36];&quot; &amp;&quot;)" office:value-type="string" office:string-value="2s &amp;">
            <text:p>2s &amp;</text:p>
          </table:table-cell>
          <table:table-cell table:formula="of:=CONCATENATE(&quot;\ipa{&quot;;[.G36];&quot;} &amp;&quot;)" office:value-type="string" office:string-value="\ipa{-at} &amp;">
            <text:p>\ipa{-at} &amp;</text:p>
          </table:table-cell>
          <table:table-cell table:formula="of:=CONCATENATE(&quot;\ipa{&quot;;[.H36];&quot;} &amp;&quot;)" office:value-type="string" office:string-value="\ipa{-isk} &amp;">
            <text:p>\ipa{-isk} &amp;</text:p>
          </table:table-cell>
          <table:table-cell table:formula="of:=CONCATENATE(&quot;\ipa{&quot;;[.I36];&quot;} &amp;&quot;)" office:value-type="string" office:string-value="\ipa{-yan} &amp;">
            <text:p>\ipa{-yan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7];&quot; &amp;&quot;)" office:value-type="string" office:string-value="2p &amp;">
            <text:p>2p &amp;</text:p>
          </table:table-cell>
          <table:table-cell table:formula="of:=CONCATENATE(&quot;\ipa{&quot;;[.B37];&quot;} &amp;&quot;)" office:value-type="string" office:string-value="\ipa{-êk} &amp;">
            <text:p>\ipa{-êk} &amp;</text:p>
          </table:table-cell>
          <table:table-cell table:formula="of:=CONCATENATE(&quot;\ipa{&quot;;[.C37];&quot;} &amp;&quot;)" office:value-type="string" office:string-value="\ipa{-itêk} &amp;">
            <text:p>\ipa{-itêk} &amp;</text:p>
          </table:table-cell>
          <table:table-cell table:formula="of:=CONCATENATE(&quot;\ipa{&quot;;[.D37];&quot;} &amp;&quot;)" office:value-type="string" office:string-value="\ipa{-yêk} &amp;">
            <text:p>\ipa{-yêk} &amp;</text:p>
          </table:table-cell>
          <table:table-cell office:value-type="string">
            <text:p>\\</text:p>
          </table:table-cell>
          <table:table-cell table:formula="of:=CONCATENATE([.F37];&quot; &amp;&quot;)" office:value-type="string" office:string-value="2p &amp;">
            <text:p>2p &amp;</text:p>
          </table:table-cell>
          <table:table-cell table:formula="of:=CONCATENATE(&quot;\ipa{&quot;;[.G37];&quot;} &amp;&quot;)" office:value-type="string" office:string-value="\ipa{-â-yêk} &amp;">
            <text:p>\ipa{-â-yêk} &amp;</text:p>
          </table:table-cell>
          <table:table-cell table:formula="of:=CONCATENATE(&quot;\ipa{&quot;;[.H37];&quot;} &amp;&quot;)" office:value-type="string" office:string-value="\ipa{-iko-yêk} &amp;">
            <text:p>\ipa{-iko-yêk} &amp;</text:p>
          </table:table-cell>
          <table:table-cell table:formula="of:=CONCATENATE(&quot;\ipa{&quot;;[.I37];&quot;} &amp;&quot;)" office:value-type="string" office:string-value="\ipa{-yêk} &amp;">
            <text:p>\ipa{-yêk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8];&quot; &amp;&quot;)" office:value-type="string" office:string-value="3s &amp;">
            <text:p>3s &amp;</text:p>
          </table:table-cell>
          <table:table-cell table:formula="of:=CONCATENATE(&quot;\ipa{&quot;;[.B38];&quot;} &amp;&quot;)" office:value-type="string" office:string-value="\ipa{-(im)-â-t} &amp;">
            <text:p>\ipa{-(im)-â-t} &amp;</text:p>
          </table:table-cell>
          <table:table-cell table:formula="of:=CONCATENATE(&quot;\ipa{&quot;;[.C38];&quot;} &amp;&quot;)" office:value-type="string" office:string-value="\ipa{-iko-t} &amp;">
            <text:p>\ipa{-iko-t} &amp;</text:p>
          </table:table-cell>
          <table:table-cell table:formula="of:=CONCATENATE(&quot;\ipa{&quot;;[.D38];&quot;} &amp;&quot;)" office:value-type="string" office:string-value="\ipa{-t} &amp;">
            <text:p>\ipa{-t} &amp;</text:p>
          </table:table-cell>
          <table:table-cell office:value-type="string">
            <text:p>\\</text:p>
          </table:table-cell>
          <table:table-cell table:formula="of:=CONCATENATE([.F38];&quot; &amp;&quot;)" office:value-type="string" office:string-value="3s &amp;">
            <text:p>3s &amp;</text:p>
          </table:table-cell>
          <table:table-cell table:formula="of:=CONCATENATE(&quot;\ipa{&quot;;[.G38];&quot;} &amp;&quot;)" office:value-type="string" office:string-value="\ipa{-(im)-â-t} &amp;">
            <text:p>\ipa{-(im)-â-t} &amp;</text:p>
          </table:table-cell>
          <table:table-cell table:formula="of:=CONCATENATE(&quot;\ipa{&quot;;[.H38];&quot;} &amp;&quot;)" office:value-type="string" office:string-value="\ipa{-iko-t} &amp;">
            <text:p>\ipa{-iko-t} &amp;</text:p>
          </table:table-cell>
          <table:table-cell table:formula="of:=CONCATENATE(&quot;\ipa{&quot;;[.I38];&quot;} &amp;&quot;)" office:value-type="string" office:string-value="\ipa{-t} &amp;">
            <text:p>\ipa{-t} 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[.A39];&quot; &amp;&quot;)" office:value-type="string" office:string-value="3p &amp;">
            <text:p>3p &amp;</text:p>
          </table:table-cell>
          <table:table-cell table:formula="of:=CONCATENATE(&quot;\ipa{&quot;;[.B39];&quot;} &amp;&quot;)" office:value-type="string" office:string-value="\ipa{-(im)-â-cik} &amp;">
            <text:p>\ipa{-(im)-â-cik} &amp;</text:p>
          </table:table-cell>
          <table:table-cell table:formula="of:=CONCATENATE(&quot;\ipa{&quot;;[.C39];&quot;} &amp;&quot;)" office:value-type="string" office:string-value="\ipa{-iko-cik} &amp;">
            <text:p>\ipa{-iko-cik} &amp;</text:p>
          </table:table-cell>
          <table:table-cell table:formula="of:=CONCATENATE(&quot;\ipa{&quot;;[.D39];&quot;} &amp;&quot;)" office:value-type="string" office:string-value="\ipa{-cik} &amp;">
            <text:p>\ipa{-cik} &amp;</text:p>
          </table:table-cell>
          <table:table-cell office:value-type="string">
            <text:p>\\</text:p>
          </table:table-cell>
          <table:table-cell table:formula="of:=CONCATENATE([.F39];&quot; &amp;&quot;)" office:value-type="string" office:string-value="3p &amp;">
            <text:p>3p &amp;</text:p>
          </table:table-cell>
          <table:table-cell table:formula="of:=CONCATENATE(&quot;\ipa{&quot;;[.G39];&quot;} &amp;&quot;)" office:value-type="string" office:string-value="\ipa{-(im)-â-cik} &amp;">
            <text:p>\ipa{-(im)-â-cik} &amp;</text:p>
          </table:table-cell>
          <table:table-cell table:formula="of:=CONCATENATE(&quot;\ipa{&quot;;[.H39];&quot;} &amp;&quot;)" office:value-type="string" office:string-value="\ipa{-iko-cik} &amp;">
            <text:p>\ipa{-iko-cik} &amp;</text:p>
          </table:table-cell>
          <table:table-cell table:formula="of:=CONCATENATE(&quot;\ipa{&quot;;[.I39];&quot;} &amp;&quot;)" office:value-type="string" office:string-value="\ipa{-cik} &amp;">
            <text:p>\ipa{-cik} &amp;</text:p>
          </table:table-cell>
          <table:table-cell office:value-type="string">
            <text:p>\\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30/01/2017</text:date>, <text:time>12:4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1-30T10:56:50.20</meta:creation-date>
    <dc:date>2017-01-30T12:41:25.93</dc:date>
    <meta:editing-duration>PT01H44M35S</meta:editing-duration>
    <meta:editing-cycles>3</meta:editing-cycles>
    <meta:generator>OpenOffice.org/3.0$Win32 OpenOffice.org_project/300m15$Build-9379</meta:generator>
    <meta:document-statistic meta:table-count="3" meta:cell-count="288" meta:object-count="0"/>
    <meta:user-defined meta:name="Info 1"/>
    <meta:user-defined meta:name="Info 2"/>
    <meta:user-defined meta:name="Info 3"/>
    <meta:user-defined meta:name="Info 4"/>
  </office:meta>
</office:document-meta>
</file>